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ef8" officeooo:paragraph-rsid="0012b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06:58.334935212</meta:creation-date>
    <dc:date>2017-12-06T13:07:41.330314577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1.0.0.alpha0$Linux_X86_64 LibreOffice_project/121eccad6442f5c112c87195fde12a0418027101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100ce002a007d00420047004500cf00b6005000080058004000990019009c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64AMA+JZ0Sz7B727qUxnmeyHaCQWa8XsaFgfhreW2nWenm9c/YVDDJFPQeo3z5Vh
RvrIGk0ewS40ZTYOraEez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xYde0J7DyUhoq7JYfCpfi99UEMgmkhVQEh9QY5XcDzhu5Mmk7HJgXOFVttgkeP8H
Dg479LnX0lkoVk0wOsrme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Wh6iS54vOBt16SogE01M+S6ZLVgLvYfCWv3P9Xka+Hol5btfX4eN+I5kheX9NUMY
ruxUeTERnRXCd21nKgQXSg==</DigestValue>
      </Reference>
      <Reference URI="Thumbnails/thumbnail.png">
        <DigestMethod Algorithm="http://www.w3.org/2001/04/xmlenc#sha512"/>
        <DigestValue>fCOz9f3karrgtq89JNmUOpgG52Lk1nMlqJEVAJ1Fs9vYZvB/4bAUTKK9iwSSwc7e
j1/uACloq5eaI6Q9gh/6Bw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R/VTiKmsWoQ7H3WDv9vSikeSRALGNvB7nGbBDgc5YA/rvxSi7w4zXsnBzNZOcUtb
cXwbyFT72Mgevw9raEWso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74xmYd0dsmkW1OqkNwEABLTm61luMhW9wL5FORBSws2cm30e6kRVs8cY8XxTP8nn
Gac39a4luK0SzCZ1MFGnu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#ID_006f00840060000600750051004000cb008f00e900b8000d00b600a5005700c0">
        <DigestMethod Algorithm="http://www.w3.org/2001/04/xmlenc#sha512"/>
        <DigestValue>VlLoDlR4+nR8brfgl1EQkQQ8wjfo2+RtLMO7eMQbho5heZ94pmJLVD6b2pIAYNQa
ONqUcMoR9/1r3Vz9lX+LEA==</DigestValue>
      </Reference>
      <Reference URI="#idSignedProperties">
        <DigestMethod Algorithm="http://www.w3.org/2001/04/xmlenc#sha512"/>
        <DigestValue>GRfdPNBUS0pk1wVSURxxxxJquY/tZ3ZfwLb+hZjcGRGDmosl4NO/aJRMtbkOj5B7
jq7UpyeJ5vj+YHsJX6aQqA==</DigestValue>
      </Reference>
      <Reference URI="#ID_00b1005b00ff00b3007800d4004e0098009d00c3001100f70041008800460063">
        <DigestMethod Algorithm="http://www.w3.org/2001/04/xmlenc#sha512"/>
        <DigestValue>UcZFwdFi4RV7B922uroJEZA7GkW8fWFf2+up/fhEDw56zW2Jz/D06eCpaHcZpst8
1y/ET1JmE9iA342FKnj2ew==</DigestValue>
      </Reference>
    </SignedInfo>
    <SignatureValue>LS0tLS1CRUdJTiBQR1AgU0lHTkFUVVJFLS0tLS0KVmVyc2lvbjogR251UEcgdjIKCmlRRjhCQUFCQ2d
CbUJRSmFKOTNjWHhTQUFBQUFBQzRBS0dsemMzVmxjaTFtY0hKQWJtOTBZWFJwYjI1ekxtOXcKWlc1d1
ozQXVabWxtZEdob2IzSnpaVzFoYmk1dVpYUXlNemN4TmpkRk1VRTNOakpCUlRjd09UWkdNVVkzTWtWQ
gpSVGc0TlRCQ05EazBSRU0wUmpNeUFBb0pFSzZJVUxTVTNFOHk2aU1JQUtjVVdWbXhJcmVyREVKZmxq
N3pLMi9nCmEzeEdEZUoxNVd2UHZFZG15RHptUFFETlRuQjdvM3E1YUxYSEhpcndnQ1NiM09sc21Mb2w
ycFFnay8zeEY1N1oKQUlMaDkyUUd4Ly95QVFCMDVxcVh3U2RzZVQzbG5JdkYxS1NHOENvbVYyVlBsam
g2NEQzWDVhdXJ1ZENOczErNAo1UlIyeTVmbGl3ck9zL1VzTC8rMWZlS2phRzl2RFh4ZFgxK3Vrakc4Z
FRyTDdMU1EyazBvZGFST1lnajZLMExqCmJIQkM5Ti91a0M5ZHhKTWJ3Ym1jaWxFNis3VWhZdXNydHll
ZGRGRitERXlURHlLVUorb1RKYWFIOXk0R2NrYzgKVXZrbjlKa0Z4QXQvM2dzRk1TaHVKU1k3aTBwZjB
TbFk3R2JoZE9MMlBENlhJY0oyRkZTd0dXVlpMNnpQZTZFPQo9b08xRwotLS0tLUVORCBQR1AgU0lHTk
FUVVJFLS0tLS0K</SignatureValue>
    <KeyInfo>
      <PGPData xmlns:loext="urn:org:documentfoundation:names:experimental:office:xmlns:loext:1.0">
        <PGPKeyID>MjM3MTY3RTFBNzYyQUU3MDk2RjFGNzJFQUU4ODUwQjQ5NERDNEYzMg==</PGPKeyID>
        <PGPKeyPacket>LS0tLS1CRUdJTiBQR1AgUFVCTElDIEtFWSBCTE9DSy0tLS0tClZlcnNpb246IEdudVBHIHYyCgptUUVOQkZrdGwwc0JDQUMxczB5WWk0TGxHQkdWWW5zUDdYdFZUTEo2azNSeVY2OXdHY0RXaG8xcmp5OWh5L1VwCmdHK3RZeWVHVk0wWGdkd1VSRE01eUt3VU0wTHdmZFdzUkFwc0hDL1hGM09OMmhxN2ZnMmRPL3ZYTE5VcXV4bUIKNzhSNGJhZENnMTA1bnpDYnk3RlVRWitiNUZ1Y0JoY1hiZEpVdlhmTGV5bE1welZCaW9LTk85R09mQTVnSFhqZApwTUwvd1A1b3BKNjB5dDQ5Um45ZXlLY1RPMUhSQ1pjSmhkUXpnbTlkN2ZFLzBrQ05LWStqZ3RVMzNSWjlLcmd3CnFkQ3dHVHA2YlVQaEN4dHBDeUx2UmFRc0FXMmhYU0sza0ZpNXMrWE1tclBDZEJRbDQvVFNZUTZOTFJabTBTQTcKeUpobXlVOXZzdnV3QzczbmlDSWl1ODNVWXlyMXJmUjFQc1MxQUJFQkFBRzBERHhtYjI5QVltRnlMbVJsUG9rQgpQQVFUQVFnQUpnVUNXUzJYU3dVSkFBQUFBQUlaQVFJYkF3WUxDUWNEQWdFR0ZRZ0pDZ3NDQWhZQ0FoNEJBQW9KCkVLNklVTFNVM0U4eTBEQUgvaW90MHM3aXlNalZOWTM2bHpqbGZuTklNUndvN3NyR09ndnJTOGttWTd2dXl3eTkKcG15VGx2QW1Sby9rKzFmYkJHVThpb3ZMRXJjM3dBWXQ0eW9qcDBsb09JSzQ1Rm5NaUtLcW5GbEJ0TWtmWVp1Zwp0SE5WTDRTMkgrNlNMODZOanF4UjlFYnNBS3Nyb3ZEOUdHSjZoVnhibFp0dG4yaWlkWWxDYkc2amJpTFNiUjRwClNDWmtvb1d3UFVIOUZqREIzSm1DSmhtQm5oWlUrRTNqSkpDQ2hMdTVNaldMNFQvbURJMmdRYmJzbDE3dXEvcW4KOWZGeFEwYmprbTJWMkJMNFlXUXBFTWpmRTc3dEgvWDd4emU1eUxoRWs3aS9sWWpwbVQvZkljQmdPNStvRU1yVwoyNkF0ZzEraW0rQ3FoQU0rcGpmdEQxZTFxcnYrVFM3bzgxVVFIY1M1QVEwRVdTMlhTd0VJQU1YQWxCbmNWTEswClZQQWpWOGV3MEFYYTl0L2VzRXVJUjhUNlRNK1VFWk1kTkphTnJpVmVHZWRSUU1oRks3bzN4TjlwVVE0UTNvRUMKODZaYUNDaGNTKzlmNlRmUWh5ajNCaVRIWXdtdU9ZdE52SHV5LzF6ZlQyQTZOK00wcDNqUy9LeXh3RllTNU1ZZgpmUlNqNE1wT05LY0d0QlhYSk84WmZ1RmpQY0R1UmlmTHN4QkJ6Q3RRTWdTQ2dZbjZyYXNFMS9KZWttdWo5Q1N2CkdkclBaNG1vQngrUVZ0V0tUZ0I3OCtjVEFseW4xWnJ5em8rcUZucVMzeHhRZmw3NFpvb2xHUWVMWTV6V2VJOWEKTjIwOUoveXZqVU5nczVvdllHbnB2VUlFWWNRSXhRdkVVSUZIYjR1RlpNSXovL2tSdW9iN3VEMDlvZzZDSFZjdgorTlZsQS9OS09WOEFFUUVBQVlrQkpRUVlBUWdBRHdVQ1dTMlhTd1VKQUFBQUFBSWJEQUFLQ1JDdWlGQzBsTnhQCk1uaDVDQUNtOGZGdXNkZGRyb2R6UVhJd0pnYXFEZmdQV2VuV28yNzNLVit2VVFVK2JGTFFweDJnQklhejBiWXgKYktZcCtib3VaMy8reVhjeFhUVndIcTEyaXRLOFZiRzBHQmJXcE5iWm5HYmFvQjJMSkE1MHFLSlQ0NmV6MUlJWApPaytXR3pkeHF1QWFCYzlOZ1QxaFJPZEJ3V2h6T2lDcHNWcHZXdlNwRFl2UlZFK1VnRjR2dkhVV2JZWWExbTd5CnVEUUhCOVJiOUJpNndaTndvL1pWZ3o4TFB5dlZsRlUzcFRLQlpjV1dvVGFVWVhjU3h0Ym5OK3hsREhLZkZaQXkKOUVQQXFidWg5R0NnbHlwOVdlTjNkMzdSaWgwWFpUR2I2bzUrWmxlWGt4RDlIcGVvVmpkWDdCamhwTGIvOVRvdgpzQWZvUGFsdDFCRTFVVUo0SW5WTHVXVXFIOXRUCj12SlJDCi0tLS0tRU5EIFBHUCBQVUJMSUMgS0VZIEJMT0NLLS0tLS0K</PGPKeyPacket>
        <loext:PGPOwner>&lt;foo@bar.de&gt;</loext:PGPOwner>
      </PGPData>
    </KeyInfo>
    <Object>
      <SignatureProperties>
        <SignatureProperty Id="ID_006f00840060000600750051004000cb008f00e900b8000d00b600a5005700c0" Target="#ID_003100ce002a007d00420047004500cf00b6005000080058004000990019009c">
          <dc:date xmlns:dc="http://purl.org/dc/elements/1.1/">2017-12-06T13:09:00.844101590</dc:date>
        </SignatureProperty>
        <SignatureProperty Id="ID_00b1005b00ff00b3007800d4004e0098009d00c3001100f70041008800460063" Target="#ID_003100ce002a007d00420047004500cf00b6005000080058004000990019009c">
          <dc:description xmlns:dc="http://purl.org/dc/elements/1.1/">Test signing</dc:description>
        </SignatureProperty>
      </SignatureProperties>
    </Object>
    <Object xmlns:xd="http://uri.etsi.org/01903/v1.3.2#">
      <xd:QualifyingProperties Target="#ID_003100ce002a007d00420047004500cf00b6005000080058004000990019009c">
        <xd:SignedProperties Id="idSignedProperties">
          <xd:SignedSignatureProperties>
            <xd:SigningTime>2017-12-06T13:09:00.844101590</xd:SigningTime>
            <xd:SigningCertificate>
              <xd:Cert>
                <xd:CertDigest>
                  <DigestMethod Algorithm="http://www.w3.org/2001/04/xmlenc#sha256"/>
                  <DigestValue>MjM3MTY3RTFBNzYyQUU3MDk2RjFGNzJFQUU4ODUwQjQ5NERDNEYzM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